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mPackage">
      <style:graphic-properties draw:fill="solid" draw:fill-color="#80bfff"/>
    </style:style>
    <style:style style:name="gr2" style:family="graphic" style:parent-style-name="standard">
      <style:graphic-properties draw:fill="solid" draw:fill-color="#80bfff" draw:textarea-horizontal-align="justify" draw:textarea-vertical-align="middle" draw:auto-grow-height="false"/>
    </style:style>
    <style:style style:name="gr3" style:family="graphic" style:parent-style-name="mTextBox">
      <style:graphic-properties draw:fill="none" draw:fill-color="#80bfff" fo:min-height="1.25cm"/>
    </style:style>
    <style:style style:name="gr4" style:family="graphic" style:parent-style-name="mTextBox">
      <style:graphic-properties draw:fill="none" draw:fill-color="#80bfff" fo:min-height="1.657cm"/>
    </style:style>
    <style:style style:name="gr5" style:family="graphic" style:parent-style-name="mTextBox">
      <style:graphic-properties draw:fill="none" draw:fill-color="#80bfff" fo:min-height="1.146cm"/>
    </style:style>
    <style:style style:name="gr6" style:family="graphic" style:parent-style-name="standard">
      <style:graphic-properties draw:fill="solid" draw:fill-color="#80bfff" draw:textarea-vertical-align="middle" draw:auto-grow-height="false"/>
    </style:style>
    <style:style style:name="gr7" style:family="graphic" style:parent-style-name="mSubSubPackage">
      <style:graphic-properties draw:fill="solid" draw:fill-color="#80bfff"/>
    </style:style>
    <style:style style:name="gr8" style:family="graphic" style:parent-style-name="standard">
      <style:graphic-properties draw:stroke="none" svg:stroke-color="#000000" draw:fill="none" draw:fill-color="#80bfff" draw:textarea-horizontal-align="left" draw:auto-grow-height="true" draw:auto-grow-width="true" fo:min-height="0cm" fo:min-width="0cm"/>
    </style:style>
    <style:style style:name="gr9" style:family="graphic" style:parent-style-name="mTextBox">
      <style:graphic-properties draw:fill="none" draw:fill-color="#80bfff" fo:min-height="1.128cm"/>
    </style:style>
    <style:style style:name="gr10" style:family="graphic" style:parent-style-name="standard">
      <style:graphic-properties draw:stroke="none" svg:stroke-color="#000000" draw:fill="none" draw:fill-color="#80bfff" draw:textarea-horizontal-align="left" draw:auto-grow-height="true" draw:auto-grow-width="true" fo:min-height="1.45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2.317cm" svg:height="3.099cm" svg:x="2.7cm" svg:y="1.201cm">
          <text:p>basi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layer="layout" svg:width="2.918cm" svg:height="3.1cm" svg:x="6.982cm" svg:y="7.2cm">
          <text:p>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layer="layout" svg:width="2.918cm" svg:height="3.1cm" svg:x="13.682cm" svg:y="1.2cm">
          <text:p>ge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layer="layout" svg:width="2.6cm" svg:height="3.097cm" svg:x="7.5cm" svg:y="1.203cm">
          <text:p>build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layer="layout" svg:width="3.2cm" svg:height="3.097cm" svg:x="10.3cm" svg:y="1.203cm">
          <text:p>manipul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layer="layout" svg:width="2.518cm" svg:height="3.1cm" svg:x="13.182cm" svg:y="7.2cm">
          <text:p>uti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layer="layout" svg:width="2.918cm" svg:height="3.097cm" svg:x="3.8cm" svg:y="7.2cm">
          <text:p>measur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layer="layout" svg:width="2.1cm" svg:height="3.097cm" svg:x="5.2cm" svg:y="1.203cm">
          <text:p>par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layer="layout" svg:width="2.918cm" svg:height="3.1cm" svg:x="10.064cm" svg:y="7.2cm">
          <text:p>la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.9cm" svg:height="0.6cm" svg:x="2.9cm" svg:y="4.5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.9cm" svg:height="0.6cm" svg:x="2.9cm" svg:y="5.3cm">
          <text:p text:style-name="P1"><text:span text:style-name="T1">ed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layer="layout" svg:width="2.2cm" svg:height="1.5cm" svg:x="2.8cm" svg:y="2.3cm">
          <draw:text-box>
            <text:p>Basic MoRe classes</text:p>
          </draw:text-box>
        </draw:frame>
        <draw:frame draw:style-name="gr3" draw:layer="layout" svg:width="2.2cm" svg:height="1.5cm" svg:x="5.1cm" svg:y="2.3cm">
          <draw:text-box>
            <text:p>Parameter definitions</text:p>
          </draw:text-box>
        </draw:frame>
        <draw:frame draw:style-name="gr3" draw:layer="layout" svg:width="2.9cm" svg:height="1.5cm" svg:x="7.4cm" svg:y="2.3cm">
          <draw:text-box>
            <text:p>Initial creation of networks and edges</text:p>
          </draw:text-box>
        </draw:frame>
        <draw:custom-shape draw:style-name="gr2" draw:text-style-name="P2" draw:layer="layout" svg:width="2.2cm" svg:height="0.6cm" svg:x="7.7cm" svg:y="4.5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2cm" svg:height="0.6cm" svg:x="7.7cm" svg:y="5.3cm">
          <text:p text:style-name="P1"><text:span text:style-name="T1">ed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.7cm" svg:height="0.6cm" svg:x="5.4cm" svg:y="4.5cm">
          <text:p text:style-name="P1"><text:span text:style-name="T1">read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2cm" svg:height="0.6cm" svg:x="7.7cm" svg:y="6.1cm">
          <text:p text:style-name="P1"><text:span text:style-name="T1">uti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0.6cm" svg:x="14cm" svg:y="4.496cm">
          <text:p text:style-name="P1"><text:span text:style-name="T1">build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layer="layout" svg:width="2.9cm" svg:height="1.907cm" svg:x="13.7cm" svg:y="2.3cm">
          <draw:text-box>
            <text:p>Supports geographically embedded networks</text:p>
          </draw:text-box>
        </draw:frame>
        <draw:custom-shape draw:style-name="gr2" draw:text-style-name="P2" draw:layer="layout" svg:width="2.4cm" svg:height="0.6cm" svg:x="10.7cm" svg:y="4.5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0.6cm" svg:x="10.7cm" svg:y="6.1cm">
          <text:p text:style-name="P1"><text:span text:style-name="T1">ed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0.6cm" svg:x="10.7cm" svg:y="5.3cm">
          <text:p text:style-name="P1"><text:span text:style-name="T1">ag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0.6cm" svg:x="10.282cm" svg:y="10.496cm">
          <text:p text:style-name="P1"><text:span text:style-name="T1">ag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layer="layout" svg:width="2.9cm" svg:height="1.807cm" svg:x="10.4cm" svg:y="2.3cm">
          <draw:text-box>
            <text:p>Manipulation of networks, agent links, and edges</text:p>
          </draw:text-box>
        </draw:frame>
        <draw:frame draw:style-name="gr5" draw:layer="layout" svg:width="2.9cm" svg:height="1.418cm" svg:x="10.082cm" svg:y="8.4cm">
          <draw:text-box>
            <text:p>Network support for LARA agents</text:p>
          </draw:text-box>
        </draw:frame>
        <draw:custom-shape draw:style-name="gr6" draw:text-style-name="P2" draw:layer="layout" svg:width="2.4cm" svg:height="0.6cm" svg:x="4cm" svg:y="10.503cm">
          <text:p text:style-name="P2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layer="layout" svg:width="2.4cm" svg:height="0.6cm" svg:x="4.2cm" svg:y="11.303cm">
          <text:p>network.suppl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0.6cm" svg:x="3.9cm" svg:y="12.103cm">
          <text:p text:style-name="P1"><text:span text:style-name="T1">no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layer="layout" svg:width="2.4cm" svg:height="0.6cm" svg:x="4.2cm" svg:y="12.903cm">
          <text:p>node.suppl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0.6cm" svg:x="4cm" svg:y="13.703cm">
          <text:p text:style-name="P1"><text:span text:style-name="T1">uti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0.6cm" svg:x="7.282cm" svg:y="10.496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0.6cm" svg:x="7.282cm" svg:y="11.296cm">
          <text:p text:style-name="P1"><text:span text:style-name="T1">ed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0.6cm" svg:x="7.282cm" svg:y="12.096cm">
          <text:p text:style-name="P1"><text:span text:style-name="T1">build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0.6cm" svg:x="7.282cm" svg:y="13.596cm">
          <text:p text:style-name="P1"><text:span text:style-name="T1">uti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0.6cm" svg:x="7.282cm" svg:y="12.896cm">
          <text:p text:style-name="P1"><text:span text:style-name="T1">ge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0.6cm" svg:x="13.282cm" svg:y="10.496cm">
          <text:p text:style-name="P1"><text:span text:style-name="T1">i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0.6cm" svg:x="13.282cm" svg:y="11.296cm">
          <text:p text:style-name="P1"><text:span text:style-name="T1">excep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layer="layout" svg:width="3.076cm" svg:height="1.807cm" svg:x="6.924cm" svg:y="8.4cm">
          <draw:text-box>
            <text:p><text:span text:style-name="T2">Network</text:span><text:span text:style-name="T2"><text:line-break/></text:span><text:span text:style-name="T2">classes for</text:span><text:span text:style-name="T2"><text:line-break/></text:span><text:span text:style-name="T2">repast simphony</text:span></text:p>
            <text:p><text:span text:style-name="T2">integration</text:span></text:p>
          </draw:text-box>
        </draw:frame>
        <draw:frame draw:style-name="gr9" draw:layer="layout" svg:width="2.9cm" svg:height="1.378cm" svg:x="13.1cm" svg:y="8.4cm">
          <draw:text-box>
            <text:p>Utilitties</text:p>
          </draw:text-box>
        </draw:frame>
        <draw:frame draw:style-name="gr10" draw:layer="layout" svg:width="2.957cm" svg:height="1.807cm" svg:x="3.843cm" svg:y="8.4cm">
          <draw:text-box>
            <text:p><text:span text:style-name="T2">Calculation and</text:span></text:p>
            <text:p><text:span text:style-name="T2">management of</text:span></text:p>
            <text:p><text:span text:style-name="T2">network and</text:span></text:p>
            <text:p><text:span text:style-name="T2">node meas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Package" style:family="graphic" style:parent-style-name="standard">
      <style:graphic-properties draw:stroke-dash="Dash_20_1" draw:fill-gradient-name="Gradient_20_7" draw:fill-hatch-name="Hatching_20_46" draw:fill-image-name="Bitmape_20_1" draw:textarea-horizontal-align="justify" draw:textarea-vertical-align="top" draw:auto-grow-height="false"/>
      <style:paragraph-properties fo:text-align="center"/>
    </style:style>
    <style:style style:name="mSubPackage" style:family="graphic" style:parent-style-name="standard">
      <style:graphic-properties draw:textarea-horizontal-align="justify" draw:textarea-vertical-align="middle" draw:auto-grow-height="false">
        <text:list-style style:name="mSubPackag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4pt" style:language-asian="zh" style:country-asian="CN" style:font-style-asian="normal" style:font-weight-asian="normal" style:font-family-complex="Mangal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TextBox" style:family="graphic" style:parent-style-name="standard">
      <style:graphic-properties draw:stroke="none" draw:stroke-dash="Dash_20_1" svg:stroke-color="#000000" draw:fill="none" draw:fill-color="#ffffff" draw:fill-gradient-name="Gradient_20_7" draw:fill-hatch-name="Hatching_20_46" draw:fill-image-name="Bitmape_20_1" fo:min-height="1.3cm"/>
      <style:text-properties fo:font-size="10pt"/>
    </style:style>
    <style:style style:name="mSubSubPackage" style:family="graphic" style:parent-style-name="standard">
      <style:graphic-properties draw:stroke-dash="Dash_20_1" draw:fill-gradient-name="Gradient_20_7" draw:fill-hatch-name="Hatching_20_46" draw:fill-image-name="Bitmape_20_1" draw:textarea-horizontal-align="justify" draw:textarea-vertical-align="middle" draw:auto-grow-height="false"/>
      <style:paragraph-properties fo:text-align="center"/>
      <style:text-properties fo:font-size="10pt" style:font-size-asian="14pt" style:font-size-complex="14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23T18:04:55.74</meta:creation-date>
    <meta:generator>LibreOffice/3.6$Windows_x86 LibreOffice_project/f969faf-c24b504-8c77064-174276e-40b382</meta:generator>
    <dc:date>2013-12-29T09:36:42.35</dc:date>
    <meta:editing-duration>PT17H58M48S</meta:editing-duration>
    <meta:editing-cycles>12</meta:editing-cycles>
    <meta:document-statistic meta:object-count="41"/>
  </office:meta>
</office:document-meta>
</file>